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2C51995A.png"/>
  <manifest:file-entry manifest:media-type="image/png" manifest:full-path="Pictures/10000000000003200000025830674EDA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title">
      <style:graphic-properties fo:min-height="3.506cm"/>
    </style:style>
    <style:style style:name="pr5" style:family="presentation" style:parent-style-name="lyt-movwaves-outline1">
      <style:graphic-properties fo:min-height="11cm"/>
    </style:style>
    <style:style style:name="pr6" style:family="presentation" style:parent-style-name="lyt-movwaves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 presentation:user-transformed="true">
          <draw:text-box>
            <text:p text:style-name="P1"><text:span text:style-name="T1">Υπολογιστική Νοημοσύνη</text:span></text:p>
          </draw:text-box>
        </draw:frame>
        <draw:frame presentation:style-name="pr2" draw:text-style-name="P2" draw:layer="layout" svg:width="23cm" svg:height="11cm" svg:x="2.2cm" svg:y="5.5cm" presentation:class="subtitle" presentation:user-transformed="true">
          <draw:text-box>
            <text:p><text:span text:style-name="T2">Εργασία 3</text:span></text:p>
            <text:p/>
            <text:p><text:span text:style-name="T3">Αλέξανδρος Γαϊτάνης</text:span></text:p>
            <text:p><text:span text:style-name="T4"/></text:p>
            <text:p><text:span text:style-name="T4">ΠΜΣ Τεχνητή Νοημοσύνη</text:span></text:p>
            <text:p><text:span text:style-name="T4">Τμήμα Πληροφορικής</text:span></text:p>
            <text:p><text:span text:style-name="T4">Αριστοτέλειο Πανεπιστήμιο Θεσσαλονίκης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4" draw:text-style-name="P3" draw:layer="layout" svg:width="24.6cm" svg:height="3.506cm" svg:x="1.4cm" svg:y="1.537cm" presentation:class="title">
          <draw:text-box>
            <text:p text:style-name="P3"><text:span text:style-name="T5">Α. Ομαδοποίηση Ψηφίων MNIST</text:span></text:p>
          </draw:text-box>
        </draw:frame>
        <draw:frame presentation:style-name="pr5" draw:layer="layout" svg:width="23cm" svg:height="11cm" svg:x="2.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Αλέξανδρος Γαϊτάνης</meta:initial-creator>
    <meta:creation-date>2021-01-12T21:13:30.94</meta:creation-date>
    <meta:editing-duration>PT7M11S</meta:editing-duration>
    <meta:editing-cycles>2</meta:editing-cycles>
    <dc:date>2021-01-12T21:20:24.40</dc:date>
    <dc:creator>Αλέξανδρος Γαϊτάνης</dc:creator>
    <meta:document-statistic meta:object-count="51"/>
    <meta:generator>OpenOffice/4.1.6$Win32 OpenOffice.org_project/416m1$Build-9790</meta:generator>
  </office:meta>
</office:document-meta>
</file>